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2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6.25cm" fo:min-width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6.893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8.75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7.089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8.513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25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5.25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6.75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8.25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5.75cm" fo:min-width="0cm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layer="layout" svg:width="23.5cm" svg:height="42.25cm" svg:x="3cm" svg:y="-10.751cm">
          <draw:text-box>
            <text:p/>
            <text:p/>
          </draw:text-box>
        </draw:frame>
        <draw:frame draw:style-name="gr2" draw:layer="layout" svg:width="23.339cm" svg:height="16.5cm" svg:x="2.161cm" svg:y="2cm">
          <draw:text-box>
            <text:p>UNIT 1</text:p>
            <text:p/>
            <text:p>ancient <text:tab/><text:tab/><text:tab/><text:tab/><text:tab/><text:tab/><text:tab/><text:tab/>/ˈeɪnʃənt/ adj. 古代的；古老的 p.2</text:p>
            <text:p/>
            <text:p>camp <text:tab/><text:tab/><text:tab/><text:tab/><text:tab/><text:tab/><text:tab/><text:tab/>/kæmp/ n. 度假营；营地</text:p>
            <text:p><text:tab/><text:tab/><text:tab/><text:tab/><text:tab/><text:tab/><text:tab/><text:tab/><text:tab/><text:tab/><text:tab/>v. 露营；宿营 p.2</text:p>
            <text:p/>
            <text:p>landscape <text:tab/><text:tab/><text:tab/><text:tab/><text:tab/><text:tab/><text:tab/>/ˈlændskeɪp/ n. 风景；景色 p.2</text:p>
            <text:p/>
            <text:p>strange <text:tab/><text:tab/><text:tab/><text:tab/><text:tab/><text:tab/><text:tab/><text:tab/>/streɪndʒ/ adj. 奇怪的；陌生的 p.2</text:p>
            <text:p/>
            <text:p>vacation <text:tab/><text:tab/><text:tab/><text:tab/><text:tab/><text:tab/><text:tab/>/vəˈkeɪʃn/ n. 假期；度假 p.2</text:p>
            <text:p/>
            <text:p>fantastic <text:tab/><text:tab/><text:tab/><text:tab/><text:tab/><text:tab/><text:tab/>/fænˈtæstɪk/ adj. 极好的；了不起的 p.3</text:p>
            <text:p/>
            <text:p>town <text:tab/><text:tab/><text:tab/><text:tab/><text:tab/><text:tab/><text:tab/><text:tab/>/taʊn/ n. 镇；商业区 p.3</text:p>
            <text:p/>
            <text:p>breath <text:tab/><text:tab/><text:tab/><text:tab/><text:tab/><text:tab/><text:tab/><text:tab/>/breθ/ n. 呼吸的空气；一口气 p.3</text:p>
            <text:p/>
            <text:p>take sb’s breath away <text:tab/><text:tab/><text:tab/><text:tab/>令人惊叹；让人叹绝 p.3</text:p>
            <text:p/>
            <text:p>especially <text:tab/><text:tab/><text:tab/><text:tab/><text:tab/><text:tab/><text:tab/>/ɪˈspeʃəli/ adv. 尤其；特别 p.3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4" draw:layer="layout" svg:width="26cm" svg:height="17.143cm" svg:x="1.5cm" svg:y="2.357cm">
          <draw:text-box>
            <text:p>steamed <text:tab/><text:tab/><text:tab/><text:tab/><text:tab/><text:tab/>/stiːmd/ chicken soup 汽锅鸡 p.3</text:p>
            <text:p/>
            <text:p>anywhere <text:tab/><text:tab/><text:tab/><text:tab/><text:tab/><text:tab/>/ˈeniweə(r)/ adv. &amp; pron.在任何地方；随便哪个地方 p.3</text:p>
            <text:p/>
            <text:p>nothing <text:tab/><text:tab/><text:tab/><text:tab/><text:tab/><text:tab/><text:tab/>/ˈnʌθɪŋ/ pron. 没有任何东西；没有事 p.3</text:p>
            <text:p/>
            <text:p>scenery <text:tab/><text:tab/><text:tab/><text:tab/><text:tab/><text:tab/><text:tab/>/ˈsiːnəri/ n. 风景；景色 p.5</text:p>
            <text:p/>
            <text:p>silk <text:tab/><text:tab/><text:tab/><text:tab/><text:tab/><text:tab/><text:tab/><text:tab/>/sɪlk/ n. 丝绸；（蚕）丝 p.5</text:p>
            <text:p/>
            <text:p>scarf <text:tab/><text:tab/><text:tab/><text:tab/><text:tab/><text:tab/><text:tab/>/skɑːf/ n. 围巾；披巾 p.5</text:p>
            <text:p/>
            <text:p>nothing but <text:tab/><text:tab/><text:tab/><text:tab/><text:tab/><text:tab/>只有；只是 p.5</text:p>
            <text:p/>
            <text:p>hotel <text:tab/><text:tab/><text:tab/><text:tab/><text:tab/><text:tab/><text:tab/>/həʊˈtel/ n. 旅馆；旅社 p.5</text:p>
            <text:p/>
            <text:p>comfortable <text:tab/><text:tab/><text:tab/><text:tab/><text:tab/><text:tab/>/ˈkʌmftəbl/ adj. 使人舒服的；舒适的 p.5</text:p>
            <text:p/>
            <text:p>ready <text:tab/><text:tab/><text:tab/><text:tab/><text:tab/><text:tab/><text:tab/>/ˈredi/ adj. 准备好的；现成的</text:p>
            <text:p><text:tab/><text:tab/><text:tab/><text:tab/><text:tab/><text:tab/><text:tab/><text:tab/><text:tab/> <text:s text:c="2"/>adv. 已做完；已完成 p.5</text:p>
            <text:p/>
            <text:p>ready to do sth <text:tab/><text:tab/><text:tab/><text:tab/><text:tab/>马上要（做某事）；愿意做（某事） p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5" draw:layer="layout" svg:width="25.5cm" svg:height="19cm" svg:x="1.5cm" svg:y="1.5cm">
          <draw:text-box>
            <text:p>somewhere <text:tab/><text:tab/><text:tab/><text:tab/>/ˈsʌmweə(r)/ adv. 在某处；到某处</text:p>
            <text:p><text:tab/><text:tab/><text:tab/><text:tab/><text:tab/><text:tab/><text:tab/><text:tab/><text:tab/>pron. 某处；某个地方 p.5</text:p>
            <text:p/>
            <text:p>sky <text:tab/><text:tab/><text:tab/><text:tab/><text:tab/><text:tab/>/skaɪ/ n. 天；天空 p.5</text:p>
            <text:p/>
            <text:p>bored <text:tab/><text:tab/><text:tab/><text:tab/><text:tab/>/bɔːd/ adj. 厌倦的；烦闷的 p.5</text:p>
            <text:p/>
            <text:p>stand up <text:tab/><text:tab/><text:tab/><text:tab/>站起；起立 p.5</text:p>
            <text:p/>
            <text:p>towards <text:tab/><text:tab/><text:tab/><text:tab/><text:tab/>/təˈwɔːdz; tɔːrdz/ (= toward) prep. 向；朝 p.5</text:p>
            <text:p/>
            <text:p>rainbow <text:tab/><text:tab/><text:tab/><text:tab/><text:tab/>/ˈreɪnbəʊ/ n. 虹；彩虹 p.5</text:p>
            <text:p/>
            <text:p>square <text:tab/><text:tab/><text:tab/><text:tab/><text:tab/>/skweə(r)/ n. 广场；正方形</text:p>
            <text:p><text:tab/><text:tab/><text:tab/><text:tab/><text:tab/><text:tab/><text:tab/><text:tab/>adj. 正方形的；平方的 p.6</text:p>
            <text:p/>
            <text:p>during <text:tab/><text:tab/><text:tab/><text:tab/><text:tab/>/ˈdjʊərɪŋ/ prep. 在……期间 p.6</text:p>
            <text:p/>
            <text:p>victory <text:tab/><text:tab/><text:tab/><text:tab/><text:tab/>/ˈvɪktəri/ n. 胜利；成功 p.6</text:p>
            <text:p/>
            <text:p>Russian <text:tab/><text:tab/><text:tab/><text:tab/><text:tab/>/ˈrʌʃn/ adj. 俄罗斯的；俄罗斯人的</text:p>
            <text:p><text:tab/><text:tab/><text:tab/><text:tab/><text:tab/><text:tab/><text:tab/>n. 俄罗斯人；俄语 p.6</text:p>
            <text:p/>
            <text:p>fight <text:tab/><text:tab/><text:tab/><text:tab/><text:tab/>/faɪt/ n. 战斗；搏斗；斗争</text:p>
            <text:p><text:tab/><text:tab/><text:tab/><text:tab/><text:tab/><text:tab/><text:tab/> v. (fought /fɔːt/) 打仗；打架 p.6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6" draw:layer="layout" svg:width="23.106cm" svg:height="17.339cm" svg:x="2cm" svg:y="1.89cm">
          <draw:text-box>
            <text:p>against <text:tab/><text:tab/><text:tab/><text:tab/><text:tab/><text:tab/>/əˈɡenst/ prep. 反对；与……相反；紧靠 p.6</text:p>
            <text:p/>
            <text:p>fight against sb / sth <text:tab/><text:tab/><text:tab/>与……作战； 与……作斗争 p.6</text:p>
            <text:p/>
            <text:p>guide <text:tab/><text:tab/><text:tab/><text:tab/><text:tab/><text:tab/>/ɡaɪd/ n. 导游；指南；手册</text:p>
            <text:p><text:tab/><text:tab/><text:tab/><text:tab/><text:tab/><text:tab/><text:tab/><text:tab/><text:tab/>v. 给某人领路；指导 p.6</text:p>
            <text:p/>
            <text:p>artwork <text:tab/><text:tab/><text:tab/><text:tab/><text:tab/><text:tab/>/ˈɑːtwɜːk/ n. 艺术作品；插图 p.6</text:p>
            <text:p/>
            <text:p>thousands of <text:tab/><text:tab/><text:tab/><text:tab/>数以千计的；成千上万的 p.6</text:p>
            <text:p/>
            <text:p>tear <text:tab/><text:tab/><text:tab/><text:tab/><text:tab/><text:tab/>/tɪə(r)/ n. 眼泪；泪水 p.6</text:p>
            <text:p/>
            <text:p>remind <text:tab/><text:tab/><text:tab/><text:tab/><text:tab/><text:tab/>/rɪˈmaɪnd/ v. 提醒；使想起 p.6</text:p>
            <text:p/>
            <text:p>peace <text:tab/><text:tab/><text:tab/><text:tab/><text:tab/><text:tab/>/piːs/ n. 和平；太平 p.6</text:p>
            <text:p/>
            <text:p>easily <text:tab/><text:tab/><text:tab/><text:tab/><text:tab/><text:tab/>/ˈiːzəli/ adv. 容易地；轻易地 p.6</text:p>
            <text:p/>
            <text:p>forget <text:tab/><text:tab/><text:tab/><text:tab/><text:tab/><text:tab/>/fəˈɡet/ v. （forgot /fəˈɡɒt/)忘记；遗忘 p.6</text:p>
            <text:p/>
            <text:p>noon <text:tab/><text:tab/><text:tab/><text:tab/><text:tab/><text:tab/>/nuːn/ n. 正午；中午 p.6</text:p>
            <text:p/>
            <text:p>sick <text:tab/><text:tab/><text:tab/><text:tab/><text:tab/><text:tab/>/sɪk/ adj. 生病的；恶心的 p.6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draw:style-name="gr7" draw:layer="layout" svg:width="24.5cm" svg:height="18.763cm" svg:x="2cm" svg:y="2cm">
          <draw:text-box>
            <text:p>station <text:tab/><text:tab/><text:tab/><text:tab/><text:tab/><text:tab/><text:tab/>/ˈsteɪʃn/ n. 火车站；公共汽车站 p.7</text:p>
            <text:p/>
            <text:p>palace <text:tab/><text:tab/><text:tab/><text:tab/><text:tab/><text:tab/><text:tab/>/ˈpæləs/ n. 王宫；宫殿 p.7</text:p>
            <text:p/>
            <text:p>accordion <text:tab/><text:tab/><text:tab/><text:tab/><text:tab/><text:tab/>/əˈkɔːdiən/ n. 手风琴 p.7</text:p>
            <text:p/>
            <text:p>get together <text:tab/><text:tab/><text:tab/><text:tab/><text:tab/><text:tab/>聚会；相聚 p.7</text:p>
            <text:p/>
            <text:p>in the sun <text:tab/><text:tab/><text:tab/><text:tab/><text:tab/><text:tab/>在阳光下 p.8</text:p>
            <text:p/>
            <text:p>tower <text:tab/><text:tab/><text:tab/><text:tab/><text:tab/><text:tab/><text:tab/>/taʊə(r)/ n. 塔；塔楼 p.8</text:p>
            <text:p/>
            <text:p>might <text:tab/><text:tab/><text:tab/><text:tab/><text:tab/><text:tab/><text:tab/>/maɪt/ modal v. 可能；可以 p.8</text:p>
            <text:p/>
            <text:p>budget <text:tab/><text:tab/><text:tab/><text:tab/><text:tab/><text:tab/><text:tab/>/ˈbʌdʒɪt/ n. 预算</text:p>
            <text:p><text:tab/><text:tab/><text:tab/><text:tab/><text:tab/><text:tab/><text:tab/><text:tab/><text:tab/><text:tab/>v. 把……编入预算；精打细算p.8</text:p>
            <text:p/>
            <text:p>passport <text:tab/><text:tab/><text:tab/><text:tab/><text:tab/><text:tab/>/ˈpɑːspɔːt/ n. 护照 p.8</text:p>
            <text:p/>
            <text:p>forgetful <text:tab/><text:tab/><text:tab/><text:tab/><text:tab/><text:tab/><text:tab/>/fəˈgetfl/ adj. 健忘的；好忘事的 p.8</text:p>
            <text:p/>
            <text:p>faraway <text:tab/><text:tab/><text:tab/><text:tab/><text:tab/><text:tab/><text:tab/>/ˈfɑːrəweɪ;ˌfɑːrəˈweɪ/ adj. 远方的；遥远的 p.8</text:p>
            <text:p/>
            <text:p>regular <text:tab/><text:tab/><text:tab/><text:tab/><text:tab/><text:tab/><text:tab/>/ˈreɡjələ(r)/ adj. 平常的；有规律的 p.8</text:p>
            <text:p/>
            <text:p/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draw:style-name="gr6" draw:layer="layout" svg:width="24.16cm" svg:height="17.339cm" svg:x="2.34cm" svg:y="2cm">
          <draw:text-box>
            <text:p>countryside <text:tab/><text:tab/><text:tab/><text:tab/><text:tab/><text:tab/>/ˈkʌntrisaɪd/ n. 乡村；农村 p.9</text:p>
            <text:p/>
            <text:p>turn around <text:tab/><text:tab/><text:tab/><text:tab/><text:tab/><text:tab/>转身；翻转 p.9</text:p>
            <text:p/>
            <text:p>surprised <text:tab/><text:tab/><text:tab/><text:tab/><text:tab/><text:tab/>/səˈpraɪzd/ adj. 惊奇的；惊讶的 p.9</text:p>
            <text:p/>
            <text:p>deer <text:tab/><text:tab/><text:tab/><text:tab/><text:tab/><text:tab/><text:tab/>/dɪə(r)/ n. (pl. deer)鹿 p.9</text:p>
            <text:p/>
            <text:p>probably <text:tab/><text:tab/><text:tab/><text:tab/><text:tab/><text:tab/>/ˈprɒbəbli/ adv. 很可能；大概 p.9</text:p>
            <text:p/>
            <text:p>look for <text:tab/><text:tab/><text:tab/><text:tab/><text:tab/><text:tab/><text:tab/>寻找 p.9</text:p>
            <text:p/>
            <text:p>Guest-Greeting <text:tab/><text:tab/><text:tab/><text:tab/><text:tab/>/ˈɡest ˌɡriːtɪŋ/ Pine /paɪn/ 迎客松 p.2</text:p>
            <text:p/>
            <text:p>Sea of Clouds <text:tab/><text:tab/><text:tab/><text:tab/><text:tab/>云海</text:p>
            <text:p/>
            <text:p>California <text:tab/><text:tab/><text:tab/><text:tab/><text:tab/><text:tab/>/ˌkæləˈfɔːniə/加利福尼亚（美国州名)p.2</text:p>
            <text:p/>
            <text:p>Red Square <text:tab/><text:tab/><text:tab/><text:tab/><text:tab/><text:tab/>红场 p.6</text:p>
            <text:p/>
            <text:p>Alexander <text:tab/><text:tab/><text:tab/><text:tab/><text:tab/><text:tab/>/ˌælɪɡˈzɑːndə/ Garden 亚历山大花园 p.6</text:p>
            <text:p/>
            <text:p>Vincent <text:tab/><text:tab/><text:tab/><text:tab/><text:tab/><text:tab/><text:tab/>/ˈvɪnsənt/ 文森特 p.6</text:p>
            <text:p/>
          </draw:text-box>
        </draw:frame>
        <draw:frame draw:style-name="gr8" draw:layer="layout" svg:width="1.752cm" svg:height="0.963cm" svg:x="16.5cm" svg:y="2.5cm">
          <draw:text-box>
            <text:p><text:tab/></text:p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draw:style-name="gr9" draw:layer="layout" svg:width="24cm" svg:height="15.5cm" svg:x="1.5cm" svg:y="2.5cm">
          <draw:text-box>
            <text:p>Moscow <text:tab/><text:tab/><text:tab/><text:tab/><text:tab/><text:tab/><text:tab/><text:tab/>/ˈmɒskəʊ/莫斯科（俄罗斯首都） p.6</text:p>
            <text:p/>
            <text:p>Russia <text:tab/><text:tab/><text:tab/><text:tab/><text:tab/><text:tab/><text:tab/><text:tab/>/ˈrʌʃə/ 俄罗斯 p.6</text:p>
            <text:p/>
            <text:p>the Victory Museum <text:tab/><text:tab/><text:tab/><text:tab/><text:tab/>胜利博物馆 p.6</text:p>
            <text:p/>
            <text:p>Nazi <text:tab/><text:tab/><text:tab/><text:tab/><text:tab/><text:tab/><text:tab/><text:tab/>/ˈnɑːtsi/ n. 纳粹党人；纳粹分子 p.6</text:p>
            <text:p/>
            <text:p>World War II <text:tab/><text:tab/><text:tab/><text:tab/><text:tab/><text:tab/><text:tab/>第二次世界大战 p.6</text:p>
            <text:p/>
            <text:p>Moscow Metro <text:tab/><text:tab/><text:tab/><text:tab/><text:tab/><text:tab/>/ˈmetrəʊ/ 莫斯科地铁 p.7</text:p>
            <text:p/>
            <text:p>Scotland <text:tab/><text:tab/><text:tab/><text:tab/><text:tab/><text:tab/><text:tab/>/ˈskɒtlənd/ 苏格兰 p.9</text:p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draw:style-name="gr10" draw:layer="layout" svg:width="23.5cm" svg:height="18.051cm" svg:x="2cm" svg:y="2cm">
          <draw:text-box>
            <text:p>UNIT 2</text:p>
            <text:p/>
            <text:p>pack <text:tab/><text:tab/><text:tab/><text:tab/><text:tab/><text:tab/><text:tab/><text:tab/>/pæk/ v. 打包；收拾 p.12</text:p>
            <text:p/>
            <text:p>pack up <text:tab/><text:tab/><text:tab/><text:tab/><text:tab/><text:tab/><text:tab/><text:tab/>打包 p.12</text:p>
            <text:p/>
            <text:p>bathroom <text:tab/><text:tab/><text:tab/><text:tab/><text:tab/><text:tab/><text:tab/>/ˈbɑːθruːm/ n. 浴室；洗手间 p.12</text:p>
            <text:p/>
            <text:p>sort <text:tab/><text:tab/><text:tab/><text:tab/><text:tab/><text:tab/><text:tab/><text:tab/><text:tab/>/sɔːt/ v. 把……分类；整理</text:p>
            <text:p><text:tab/><text:tab/><text:tab/><text:tab/><text:tab/><text:tab/><text:tab/><text:tab/><text:tab/><text:tab/>n. 种类 p.12</text:p>
            <text:p/>
            <text:p>bedroom <text:tab/><text:tab/><text:tab/><text:tab/><text:tab/><text:tab/><text:tab/>/ˈbedruːm/ n. 卧室 p.12</text:p>
            <text:p/>
            <text:p>balcony <text:tab/><text:tab/><text:tab/><text:tab/><text:tab/><text:tab/><text:tab/><text:tab/>/ˈbælkəni/ n. 阳台 p.12</text:p>
            <text:p/>
            <text:p>hang up <text:tab/><text:tab/><text:tab/><text:tab/><text:tab/><text:tab/><text:tab/><text:tab/>挂起；挂断电话 p.12</text:p>
            <text:p/>
            <text:p>invite <text:tab/><text:tab/><text:tab/><text:tab/><text:tab/><text:tab/><text:tab/><text:tab/>/ɪnˈvaɪt/ v. 邀请 p.12</text:p>
            <text:p/>
            <text:p>living room <text:tab/><text:tab/><text:tab/><text:tab/><text:tab/><text:tab/><text:tab/>客厅 p.12</text:p>
            <text:p/>
            <text:p>arrival <text:tab/><text:tab/><text:tab/><text:tab/><text:tab/><text:tab/><text:tab/><text:tab/>/əˈraɪvl/ n. 到达 p.13</text:p>
            <text:p/>
            <text:p>yet<text:tab/><text:tab/><text:tab/><text:tab/><text:tab/><text:tab/><text:tab/><text:tab/><text:tab/>/jet/ adv. （用于否定句和疑问句）还</text:p>
            <text:p><text:tab/><text:tab/><text:tab/><text:tab/><text:tab/><text:tab/><text:tab/><text:tab/><text:tab/>conj. 但是 p.13</text:p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draw:style-name="gr11" draw:layer="layout" svg:width="23.5cm" svg:height="18.5cm" svg:x="2cm" svg:y="1.5cm">
          <draw:text-box>
            <text:p>add <text:tab/><text:tab/><text:tab/><text:tab/><text:tab/><text:tab/><text:tab/>/æd/ v. 添加；加 p.14</text:p>
            <text:p/>
            <text:p>add sth to sth <text:tab/><text:tab/><text:tab/><text:tab/>把……加入…… p.14</text:p>
            <text:p/>
            <text:p>go shopping <text:tab/><text:tab/><text:tab/><text:tab/><text:tab/>去购物 p.14</text:p>
            <text:p/>
            <text:p>biscuit <text:tab/><text:tab/><text:tab/><text:tab/><text:tab/><text:tab/>/ˈbɪskɪt/ n. 饼干 p.14</text:p>
            <text:p/>
            <text:p>borrow <text:tab/><text:tab/><text:tab/><text:tab/><text:tab/><text:tab/>/ˈbɒrəʊ/ v. 借 p.14</text:p>
            <text:p/>
            <text:p>plan <text:tab/><text:tab/><text:tab/><text:tab/><text:tab/><text:tab/>/plæn/ v. 策划；打算</text:p>
            <text:p><text:tab/><text:tab/><text:tab/><text:tab/><text:tab/><text:tab/><text:tab/><text:tab/><text:tab/>n. 计划；方案 p.14</text:p>
            <text:p/>
            <text:p>treasure <text:tab/><text:tab/><text:tab/><text:tab/><text:tab/>/ˈtreʒə(r)/ n. 宝物；财富</text:p>
            <text:p><text:tab/><text:tab/><text:tab/><text:tab/><text:tab/><text:tab/><text:tab/><text:tab/><text:tab/>v. 珍视 p.14</text:p>
            <text:p/>
            <text:p>hunt<text:tab/><text:tab/><text:tab/><text:tab/><text:tab/><text:tab/><text:tab/>/hʌnt/ n. 搜寻；狩猎</text:p>
            <text:p><text:tab/><text:tab/><text:tab/><text:tab/><text:tab/><text:tab/><text:tab/><text:tab/><text:tab/>v. 搜寻；打猎 p.14</text:p>
            <text:p/>
            <text:p>treasure hunt <text:tab/><text:tab/><text:tab/><text:tab/>寻宝游戏 p.14</text:p>
            <text:p/>
            <text:p>lift<text:tab/><text:tab/><text:tab/><text:tab/><text:tab/><text:tab/><text:tab/> /lɪft/ n. 搭便车；电梯</text:p>
            <text:p><text:tab/><text:tab/><text:tab/><text:tab/><text:tab/><text:tab/><text:tab/><text:tab/>v. 举起；抬起 p.14</text:p>
            <text:p/>
            <text:p>give sb a lift <text:tab/><text:tab/><text:tab/><text:tab/><text:tab/>开车顺便送某人 p.14</text:p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draw:style-name="gr2" draw:layer="layout" svg:width="23.11cm" svg:height="16.5cm" svg:x="2.39cm" svg:y="2.5cm">
          <draw:text-box>
            <text:p>until <text:tab/><text:tab/><text:tab/><text:tab/><text:tab/><text:tab/>/ənˈtɪl/ prep. 到……时；直到……为止</text:p>
            <text:p/>
            <text:p>be careful with <text:tab/><text:tab/><text:tab/><text:tab/>注意；当心 p.15</text:p>
            <text:p/>
            <text:p>movie <text:tab/><text:tab/><text:tab/><text:tab/><text:tab/><text:tab/>/ˈmuːvi/ n. 电影 p.15</text:p>
            <text:p/>
            <text:p>the movies <text:tab/><text:tab/><text:tab/><text:tab/><text:tab/>电影院；电影产业 p.15</text:p>
            <text:p/>
            <text:p>dead <text:tab/><text:tab/><text:tab/><text:tab/><text:tab/><text:tab/>/ded/ adj. 不运行的；死的 p.15</text:p>
            <text:p/>
            <text:p>note <text:tab/><text:tab/><text:tab/><text:tab/><text:tab/><text:tab/>/nəʊt/ n. 笔记；记录；便条</text:p>
            <text:p><text:tab/><text:tab/><text:tab/><text:tab/><text:tab/><text:tab/><text:tab/><text:tab/><text:tab/>v. 注意；指出 p.15</text:p>
            <text:p/>
            <text:p>take notes <text:tab/><text:tab/><text:tab/><text:tab/><text:tab/>做笔记 p.15</text:p>
            <text:p/>
            <text:p>clean up <text:tab/><text:tab/><text:tab/><text:tab/><text:tab/>清扫 p.15</text:p>
            <text:p/>
            <text:p>community <text:tab/><text:tab/><text:tab/><text:tab/><text:tab/>/kəˈmjuːnəti/ n. 社区；社团 p.15</text:p>
            <text:p/>
            <text:p>rubbish <text:tab/><text:tab/><text:tab/><text:tab/><text:tab/><text:tab/>/ˈrʌbɪʃ/ n. 垃圾 p.15</text:p>
            <text:p/>
            <text:p>almost <text:tab/><text:tab/><text:tab/><text:tab/><text:tab/><text:tab/>/ˈɔːlməʊst/ adv. 差不多；几乎 p.16</text:p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draw:style-name="gr10" draw:layer="layout" svg:width="23.5cm" svg:height="17.339cm" svg:x="2.5cm" svg:y="2cm">
          <draw:text-box>
            <text:p>journey <text:tab/><text:tab/><text:tab/><text:tab/><text:tab/>/ˈdʒɜːni/ n. 旅行；历程</text:p>
            <text:p><text:tab/><text:tab/><text:tab/><text:tab/><text:tab/><text:tab/><text:tab/><text:tab/>v. 旅行 p.16</text:p>
            <text:p/>
            <text:p>pull <text:tab/><text:tab/><text:tab/><text:tab/><text:tab/><text:tab/>/pʊl/ v. 拉；拖；拔 p.16</text:p>
            <text:p/>
            <text:p>luggage <text:tab/><text:tab/><text:tab/><text:tab/><text:tab/>/ˈlʌɡɪdʒ/ n. 行李 p.16</text:p>
            <text:p/>
            <text:p>ah <text:tab/><text:tab/><text:tab/><text:tab/><text:tab/><text:tab/>/ɑː/ interj. 啊（表示高兴、惊奇等）p.16</text:p>
            <text:p/>
            <text:p>share sth with sb <text:tab/><text:tab/><text:tab/>把……与……分享 p.16</text:p>
            <text:p/>
            <text:p>mm /m/ (= mmm) <text:tab/><text:tab/>interj. 嗯（表示喜欢、同意等） p.16</text:p>
            <text:p/>
            <text:p>familiar<text:tab/><text:tab/><text:tab/><text:tab/><text:tab/>/fəˈmɪliə(r)/ adj. 熟悉的 p.16</text:p>
            <text:p/>
            <text:p>joke <text:tab/><text:tab/><text:tab/><text:tab/><text:tab/>/dʒəuk/ n. 笑话 v. 开玩笑 p.16</text:p>
            <text:p/>
            <text:p>several <text:tab/><text:tab/><text:tab/><text:tab/><text:tab/>/ˈsevrəl/ pron. 几个；一些</text:p>
            <text:p><text:tab/><text:tab/><text:tab/><text:tab/><text:tab/><text:tab/><text:tab/><text:tab/>adj. 各自的 p.16</text:p>
            <text:p/>
            <text:p>nod <text:tab/><text:tab/><text:tab/><text:tab/><text:tab/><text:tab/>/nɒd/ v. &amp; n. 点（头） p.16</text:p>
            <text:p/>
            <text:p>writer<text:tab/><text:tab/><text:tab/><text:tab/><text:tab/>/ˈraɪtə(r)/ n. 作者 p.17</text:p>
            <text:p/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draw:style-name="gr2" draw:layer="layout" svg:width="24cm" svg:height="16.5cm" svg:x="2cm" svg:y="2.5cm">
          <draw:text-box>
            <text:p>text<text:tab/><text:tab/><text:tab/><text:tab/><text:tab/><text:tab/>/tekst/ n. 正文；文本</text:p>
            <text:p><text:tab/><text:tab/><text:tab/><text:tab/><text:tab/><text:tab/><text:tab/><text:tab/>v. （用手机给某人）发短信 p.17</text:p>
            <text:p/>
            <text:p>describe <text:tab/><text:tab/><text:tab/><text:tab/>/dɪˈskraɪb/ v. 描述；形容 p.17</text:p>
            <text:p/>
            <text:p>wherever<text:tab/><text:tab/><text:tab/><text:tab/>/weərˈevə(r)/ adv. &amp; conj. 无论去哪里；在任何地方p.17</text:p>
            <text:p/>
            <text:p>matter <text:tab/><text:tab/><text:tab/><text:tab/><text:tab/>/ˈmætə(r)/ v. 要紧 n. 问题 p.17</text:p>
            <text:p/>
            <text:p>no matter<text:tab/><text:tab/><text:tab/><text:tab/>不论；不要紧 p.17</text:p>
            <text:p/>
            <text:p>perhaps<text:tab/><text:tab/><text:tab/><text:tab/><text:tab/>/pəˈhæps; præps/ adv. 也许；可能 p.17</text:p>
            <text:p/>
            <text:p>plate <text:tab/><text:tab/><text:tab/><text:tab/><text:tab/>/pleɪt/ n. 盘子；碟子 p.17</text:p>
            <text:p/>
            <text:p>freshly <text:tab/><text:tab/><text:tab/><text:tab/><text:tab/>/ˈfreʃli/ adv. 刚刚 p.17</text:p>
            <text:p/>
            <text:p>smell <text:tab/><text:tab/><text:tab/><text:tab/><text:tab/>/smel/ v. 发臭；闻到</text:p>
            <text:p><text:tab/><text:tab/><text:tab/><text:tab/><text:tab/><text:tab/><text:tab/><text:tab/>n. 气味；臭味 p.18</text:p>
            <text:p/>
            <text:p>joy <text:tab/><text:tab/><text:tab/><text:tab/><text:tab/><text:tab/>/dʒɔɪ/ n. 喜悦；乐趣 p.18</text:p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draw:style-name="gr12" draw:layer="layout" svg:width="23.565cm" svg:height="16cm" svg:x="1.935cm" svg:y="2.5cm">
          <draw:text-box>
            <text:p>apartment<text:tab/><text:tab/><text:tab/><text:tab/><text:tab/>/əˈpɑːtmənt/ n. 房间；公寓套房 p.18</text:p>
            <text:p/>
            <text:p>block <text:tab/><text:tab/><text:tab/><text:tab/><text:tab/><text:tab/>/blɒk/ n. 大楼；街区；大块 p.18</text:p>
            <text:p/>
            <text:p>decorate <text:tab/><text:tab/><text:tab/><text:tab/><text:tab/>/ˈdekəreɪt/ v. 装饰；装潢 p.19</text:p>
            <text:p/>
            <text:p>cover<text:tab/><text:tab/><text:tab/><text:tab/><text:tab/><text:tab/>/ˈkʌvə(r)/ v. 遮盖；包括</text:p>
            <text:p><text:tab/><text:tab/><text:tab/><text:tab/><text:tab/><text:tab/><text:tab/><text:tab/><text:tab/><text:tab/>n. 遮盖物；封皮 p.19</text:p>
            <text:p/>
            <text:p>poster<text:tab/><text:tab/><text:tab/><text:tab/><text:tab/><text:tab/>/ˈpəʊstə(r)/ n. 海报 p.19</text:p>
            <text:p/>
            <text:p>scissors<text:tab/><text:tab/><text:tab/><text:tab/><text:tab/><text:tab/>/ˈsɪzəz/ n. 剪刀 p.19</text:p>
            <text:p/>
            <text:p>glue <text:tab/><text:tab/><text:tab/><text:tab/><text:tab/><text:tab/>/ɡluː/ n. 胶水 v. 粘贴 p.19</text:p>
            <text:p/>
            <text:p>paper cutting <text:tab/><text:tab/><text:tab/><text:tab/>剪纸 p.19</text:p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49M24S</meta:editing-duration>
    <meta:editing-cycles>12</meta:editing-cycles>
    <meta:generator>OpenOffice/4.1.15$Win32 OpenOffice.org_project/4115m2$Build-9813</meta:generator>
    <dc:date>2025-10-06T20:27:06.37</dc:date>
    <dc:creator>Eric Zhang</dc:creator>
    <meta:document-statistic meta:object-count="62"/>
  </office:meta>
</office:document-meta>
</file>